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paragraph-rsid="00186691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paragraph-rsid="0018b5c2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d85ff" officeooo:paragraph-rsid="001d85ff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f5b5c" officeooo:paragraph-rsid="001f5b5c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f5b5c" officeooo:paragraph-rsid="0020e047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20e047" officeooo:paragraph-rsid="0020e047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c9211e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3pt" fo:font-weight="bold" officeooo:rsid="001f5b5c" officeooo:paragraph-rsid="0020e047" style:font-size-asian="13pt" style:font-weight-asian="bold" style:font-size-complex="13pt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112b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12b6" style:font-weight-asian="bold" style:font-weight-complex="bold"/>
    </style:style>
    <style:style style:name="T4" style:family="text">
      <style:text-properties fo:font-weight="bold" officeooo:rsid="0016f934" style:font-weight-asian="bold" style:font-weight-complex="bold"/>
    </style:style>
    <style:style style:name="T5" style:family="text">
      <style:text-properties fo:font-weight="bold" officeooo:rsid="0020e047" style:font-weight-asian="bold" style:font-weight-complex="bold"/>
    </style:style>
    <style:style style:name="T6" style:family="text">
      <style:text-properties officeooo:rsid="00163680"/>
    </style:style>
    <style:style style:name="T7" style:family="text">
      <style:text-properties officeooo:rsid="0016f93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86691"/>
    </style:style>
    <style:style style:name="T10" style:family="text">
      <style:text-properties officeooo:rsid="0020e047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top" draw:auto-grow-height="false" fo:min-height="6.085cm" fo:min-width="6.0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/ declare a 1 Kb memory with 16 bit width </text:p>
      <text:p text:style-name="P2">// so depth will be 2**6</text:p>
      <text:p text:style-name="P2">// MEMORY IS SYNCHRONOUS CKT(sequential)</text:p>
      <text:p text:style-name="P2">// behivioral style of coding </text:p>
      <text:p text:style-name="P1">module memory( clk_i, rst_i, wr_rd_i, addr_i, wdata_i, rdata_o, valid_i, ready_o);</text:p>
      <text:p text:style-name="P1"><text:s text:c="2"/></text:p>
      <text:p text:style-name="P1"><text:s text:c="2"/>parameter WID<text:span text:style-name="T1">T</text:span>H=16;</text:p>
      <text:p text:style-name="P1"><text:s text:c="2"/>parameter DEPTH=64;</text:p>
      <text:p text:style-name="P1"><text:s text:c="2"/>parameter ADDR_SIZE=$clog2(DEPTH);</text:p>
      <text:p text:style-name="P1"><text:s text:c="2"/></text:p>
      <text:p text:style-name="P1"><text:s text:c="2"/>input clk_i, rst_i;</text:p>
      <text:p text:style-name="P1"><text:s text:c="2"/>input[ADDR_SIZE:0] addr_i;</text:p>
      <text:p text:style-name="P1"><text:s text:c="2"/>input [WIDTH-1:0]wdata_i;</text:p>
      <text:p text:style-name="P1"><text:s text:c="2"/>output reg [WIDTH-1:0]rdata_o;</text:p>
      <text:p text:style-name="P1"><text:s text:c="2"/>input wr_rd_i;</text:p>
      <text:p text:style-name="P1"><text:s text:c="2"/>input valid_i;</text:p>
      <text:p text:style-name="P1"><text:s text:c="2"/>output reg ready_o;</text:p>
      <text:p text:style-name="P1"><text:s text:c="2"/>reg [WIDTH-1:0]mem[DEPTH-1:0];<text:span text:style-name="T2">// array of vectors </text:span></text:p>
      <text:p text:style-name="P1"/>
      <text:p text:style-name="P1"><text:s text:c="2"/>always@(posedge clk_i) begin</text:p>
      <text:p text:style-name="P1"><text:s text:c="4"/>if(rst_i) begin</text:p>
      <text:p text:style-name="P1"><text:s text:c="6"/>rdata_o&lt;=0;</text:p>
      <text:p text:style-name="P1"><text:s text:c="6"/>ready_o&lt;=0;</text:p>
      <text:p text:style-name="P1"><text:s/><text:span text:style-name="T2"><text:s text:c="5"/>// to make mem =0 it is an array and also one of the reg variable (for loop)</text:span></text:p>
      <text:p text:style-name="P1"><text:s text:c="6"/>for( int i=0; i&lt;DEPTH; i++) </text:p>
      <text:p text:style-name="P1"><text:s text:c="8"/>mem[i]=0;</text:p>
      <text:p text:style-name="P1"><text:s text:c="4"/>end </text:p>
      <text:p text:style-name="P1"/>
      <text:p text:style-name="P1"><text:s text:c="6"/>if( valid_i==1) begin </text:p>
      <text:p text:style-name="P1"><text:s text:c="8"/>ready_o=1;/<text:span text:style-name="T2">/ bcz these will ensure succesfull <text:s/>wr/rd transaction</text:span></text:p>
      <text:p text:style-name="P1"><text:s text:c="8"/>if (wr_rd_i) <text:span text:style-name="T2">// to store writedata to paticular memory address </text:span></text:p>
      <text:p text:style-name="P1"><text:s text:c="10"/>mem[addr_i]=wdata_i;</text:p>
      <text:p text:style-name="P1"><text:s text:c="7"/>else/<text:span text:style-name="T2">/ read data from a paticular memory </text:span><text:span text:style-name="T3">address </text:span></text:p>
      <text:p text:style-name="P1"><text:s text:c="9"/>rdata_o=mem[addr_i];</text:p>
      <text:p text:style-name="P1"><text:s text:c="6"/>end </text:p>
      <text:p text:style-name="P1"><text:s text:c="8"/>else begin</text:p>
      <text:p text:style-name="P1"><text:s text:c="10"/>ready_o=0;</text:p>
      <text:p text:style-name="P1"><text:s text:c="8"/>end </text:p>
      <text:p text:style-name="P1"><text:s text:c="2"/>end </text:p>
      <text:p text:style-name="P1"><text:s text:c="6"/>endmodule 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// <text:span text:style-name="T1">TB FOR MEMORY</text:span></text:p>
      <text:p text:style-name="P2"/>
      <text:p text:style-name="P3">module tb;</text:p>
      <text:p text:style-name="P3"><text:s text:c="2"/>parameter WIDTH=16;</text:p>
      <text:p text:style-name="P3"><text:s text:c="2"/>parameter DEPTH=64;</text:p>
      <text:p text:style-name="P3"><text:s text:c="2"/>parameter ADDR_SIZE=$clog2(DEPTH);</text:p>
      <text:p text:style-name="P3"><text:s text:c="2"/></text:p>
      <text:p text:style-name="P3"><text:s text:c="2"/>reg clk_i, rst_i;</text:p>
      <text:p text:style-name="P3"><text:s text:c="2"/>reg[ADDR_SIZE:0] addr_i;</text:p>
      <text:p text:style-name="P3"><text:s text:c="2"/>reg [WIDTH-1:0]wdata_i;</text:p>
      <text:p text:style-name="P3"><text:s text:c="2"/>wire [WIDTH-1:0]rdata_o;</text:p>
      <text:p text:style-name="P3"><text:s text:c="2"/>reg wr_rd_i;</text:p>
      <text:p text:style-name="P3"><text:s text:c="2"/>reg valid_i;</text:p>
      <text:p text:style-name="P3"><text:s text:c="2"/>wire ready_o;</text:p>
      <text:p text:style-name="P3"><text:s text:c="2"/>integer i;</text:p>
      <text:p text:style-name="P3"><text:s text:c="2"/></text:p>
      <text:p text:style-name="P3"><text:s text:c="2"/>memory #(WIDTH,DEPTH,ADDR_SIZE) dut( clk_i, rst_i, wr_rd_i, addr_i, wdata_i, rdata_o, valid_i, ready_o<text:span text:style-name="T2">);// parameter overiding from TB</text:span></text:p>
      <text:p text:style-name="P3"><text:s text:c="2"/>initial </text:p>
      <text:p text:style-name="P3"><text:s text:c="4"/>begin</text:p>
      <text:p text:style-name="P3"><text:s text:c="6"/>clk_i=0;</text:p>
      <text:p text:style-name="P3"><text:s text:c="6"/>forever #5 clk_i=~clk_i;</text:p>
      <text:p text:style-name="P3"><text:s text:c="4"/>end </text:p>
      <text:p text:style-name="P3"><text:s text:c="2"/></text:p>
      <text:p text:style-name="P3"><text:s text:c="2"/>task reset_mem();</text:p>
      <text:p text:style-name="P3"><text:s text:c="4"/>begin</text:p>
      <text:p text:style-name="P3"><text:s text:c="6"/>rst_i=1; </text:p>
      <text:p text:style-name="P3"><text:s text:c="6"/>/<text:span text:style-name="T2">/ TB will drive design inputs to 0 and DUT WILL DRIVE design outputs to 0</text:span></text:p>
      <text:p text:style-name="P2"><text:s text:c="6"/>// this ensures that all design inputs and outputs <text:s/>are 0 when reset gets applied</text:p>
      <text:p text:style-name="P3"><text:s text:c="6"/>addr_i= 0;</text:p>
      <text:p text:style-name="P3"><text:s text:c="6"/>wdata_i =0; </text:p>
      <text:p text:style-name="P3"><text:s text:c="6"/>wr_rd_i=0;</text:p>
      <text:p text:style-name="P3"><text:s text:c="6"/>valid_i =0;</text:p>
      <text:p text:style-name="P3"><text:s text:c="6"/>@(posedge clk_i);</text:p>
      <text:p text:style-name="P3"><text:s text:c="7"/>rst_i=0;</text:p>
      <text:p text:style-name="P3"><text:s text:c="4"/>end </text:p>
      <text:p text:style-name="P3"><text:s text:c="2"/>endtask </text:p>
      <text:p text:style-name="P3"><text:s text:c="2"/></text:p>
      <text:p text:style-name="P3"><text:s/><text:span text:style-name="T2"><text:s/>// Now i want to write at all location of memory </text:span></text:p>
      <text:p text:style-name="P2"><text:s text:c="2"/>// this can only be done using for loop</text:p>
      <text:p text:style-name="P3"><text:s text:c="2"/></text:p>
      <text:p text:style-name="P3"><text:s text:c="2"/>task write_mem();</text:p>
      <text:p text:style-name="P3"><text:s text:c="4"/>begin</text:p>
      <text:p text:style-name="P3"><text:s text:c="6"/>for(i=0;i&lt;DEPTH;i++) begin</text:p>
      <text:p text:style-name="P3"><text:soft-page-break/><text:s text:c="8"/>@(posedge clk_i)// <text:span text:style-name="T2">bcz write/read should happen at posedge of clk </text:span></text:p>
      <text:p text:style-name="P3"><text:s text:c="8"/>addr_i=i;//<text:span text:style-name="T2"> indexing <text:s/>where we want to write </text:span></text:p>
      <text:p text:style-name="P3"><text:s text:c="8"/>wdata_i=<text:span text:style-name="T2">$random;// now writing random data</text:span></text:p>
      <text:p text:style-name="P3"><text:s text:c="8"/>wr_rd_i=1;/<text:span text:style-name="T2">/ write to memeory can only be perfomed when "wr_rd_i=1"</text:span></text:p>
      <text:p text:style-name="P3"><text:s text:c="8"/>valid_i=1;// t<text:span text:style-name="T2">o ensure valid transaction to memory bcz via (valid==1) memory will get to know wether it is a valid transcation</text:span></text:p>
      <text:p text:style-name="P3"><text:s text:c="8"/>wait (ready_o==1);// <text:span text:style-name="T2">we will wait for memeory to send ready in response for valid </text:span></text:p>
      <text:p text:style-name="P3"><text:s text:c="6"/>end </text:p>
      <text:p text:style-name="P3"><text:s text:c="6"/>/<text:span text:style-name="T2">/ after accessing all 64 loc and writing into them <text:s/>i dont want to access any further location so i will make sure by making valid==0 </text:span></text:p>
      <text:p text:style-name="P3"><text:s text:c="6"/>@(posedge clk_i);</text:p>
      <text:p text:style-name="P3"><text:s text:c="6"/>valid_i=0;//(L1) as most imp line </text:p>
      <text:p text:style-name="P3"><text:s text:c="4"/>end</text:p>
      <text:p text:style-name="P3"><text:s text:c="2"/>endtask</text:p>
      <text:p text:style-name="P3"><text:s text:c="2"/></text:p>
      <text:p text:style-name="P3"><text:s text:c="2"/>task read_mem();</text:p>
      <text:p text:style-name="P3"><text:s text:c="4"/>begin</text:p>
      <text:p text:style-name="P3"><text:s text:c="6"/>for( i=0; i&lt;DEPTH; i=i+1) begin</text:p>
      <text:p text:style-name="P3"><text:s text:c="8"/>@(posedge clk_i);</text:p>
      <text:p text:style-name="P3"><text:s text:c="8"/>addr_i=i;</text:p>
      <text:p text:style-name="P3"><text:s text:c="8"/>wr_rd_i=0;// to enable read </text:p>
      <text:p text:style-name="P3"><text:s text:c="8"/>valid_i=1;</text:p>
      <text:p text:style-name="P3"><text:s text:c="8"/>wait(ready_o==1);</text:p>
      <text:p text:style-name="P3"><text:s text:c="6"/>end</text:p>
      <text:p text:style-name="P3"><text:s text:c="7"/>@(posedge clk_i);</text:p>
      <text:p text:style-name="P3"><text:s text:c="8"/>valid_i=0;</text:p>
      <text:p text:style-name="P3"><text:s text:c="4"/>end </text:p>
      <text:p text:style-name="P3"><text:s text:c="2"/>endtask</text:p>
      <text:p text:style-name="P3"><text:s text:c="2"/></text:p>
      <text:p text:style-name="P3"><text:s text:c="2"/>initial</text:p>
      <text:p text:style-name="P3"><text:s text:c="4"/>begin</text:p>
      <text:p text:style-name="P3"><text:s text:c="6"/>reset_mem();// <text:span text:style-name="T2">untill called task reset_mem() won't run</text:span></text:p>
      <text:p text:style-name="P3"><text:s text:c="6"/>write_mem();</text:p>
      <text:p text:style-name="P3"><text:s text:c="6"/>read_mem();</text:p>
      <text:p text:style-name="P3"><text:s text:c="4"/>end </text:p>
      <text:p text:style-name="P3"><text:s text:c="2"/></text:p>
      <text:p text:style-name="P3"><text:s text:c="2"/>initial begin</text:p>
      <text:p text:style-name="P3"><text:s text:c="2"/>$dumpfile("dump.vcd");</text:p>
      <text:p text:style-name="P3"><text:s text:c="2"/>$dumpvars;</text:p>
      <text:p text:style-name="P3"><text:s text:c="2"/>#10000</text:p>
      <text:p text:style-name="P3"><text:s text:c="2"/>$finish;</text:p>
      <text:p text:style-name="P3">end</text:p>
      <text:p text:style-name="P3"/>
      <text:p text:style-name="P3"><text:s text:c="2"/></text:p>
      <text:p text:style-name="P3"><text:soft-page-break/></text:p>
      <text:p text:style-name="P3">endmodule </text:p>
      <text:p text:style-name="P3"/>
      <text:p text:style-name="P3"/>
      <text:p text:style-name="P10">// TO write to paticular locations or to read from a paticular location</text:p>
      <text:p text:style-name="P3">module memory( clk_i, rst_i, wr_rd_i, addr_i, wdata_i, rdata_o, valid_i, ready_o);</text:p>
      <text:p text:style-name="P3"><text:s text:c="2"/></text:p>
      <text:p text:style-name="P3"><text:s text:c="2"/>parameter WIDTH=16;</text:p>
      <text:p text:style-name="P3"><text:s text:c="2"/>parameter DEPTH=64;</text:p>
      <text:p text:style-name="P3"><text:s text:c="2"/>parameter ADDR_SIZE=$clog2(DEPTH);</text:p>
      <text:p text:style-name="P3"><text:s text:c="2"/></text:p>
      <text:p text:style-name="P3"><text:s text:c="2"/>input clk_i, rst_i;</text:p>
      <text:p text:style-name="P3"><text:s text:c="2"/>input[ADDR_SIZE:0] addr_i;</text:p>
      <text:p text:style-name="P3"><text:s text:c="2"/>input [WIDTH-1:0]wdata_i;</text:p>
      <text:p text:style-name="P3"><text:s text:c="2"/>output reg [WIDTH-1:0]rdata_o;</text:p>
      <text:p text:style-name="P3"><text:s text:c="2"/>input wr_rd_i;</text:p>
      <text:p text:style-name="P3"><text:s text:c="2"/>input valid_i;</text:p>
      <text:p text:style-name="P3"><text:s text:c="2"/>output reg ready_o;</text:p>
      <text:p text:style-name="P3"><text:s text:c="2"/>reg [WIDTH-1:0]mem[DEPTH-1:0];</text:p>
      <text:p text:style-name="P3"><text:s text:c="2"/>integer i;</text:p>
      <text:p text:style-name="P3"/>
      <text:p text:style-name="P3"><text:s text:c="2"/>always@(posedge clk_i) begin</text:p>
      <text:p text:style-name="P3"><text:s text:c="4"/>if(rst_i) begin</text:p>
      <text:p text:style-name="P3"><text:s text:c="6"/>rdata_o&lt;=0;</text:p>
      <text:p text:style-name="P3"><text:s text:c="6"/>ready_o&lt;=0;</text:p>
      <text:p text:style-name="P3"><text:s text:c="2"/>for( <text:s/>i=0; i&lt;DEPTH; i++) </text:p>
      <text:p text:style-name="P3"><text:s text:c="8"/>mem[i]=0;</text:p>
      <text:p text:style-name="P3"><text:s text:c="4"/>end </text:p>
      <text:p text:style-name="P3"/>
      <text:p text:style-name="P3"><text:s text:c="6"/>if( valid_i==1) begin </text:p>
      <text:p text:style-name="P3"><text:s text:c="8"/>ready_o=1;</text:p>
      <text:p text:style-name="P3"><text:s text:c="8"/>if (wr_rd_i) </text:p>
      <text:p text:style-name="P3"><text:s text:c="10"/>mem[addr_i]=wdata_i;</text:p>
      <text:p text:style-name="P3"><text:s text:c="7"/>else</text:p>
      <text:p text:style-name="P3"><text:s text:c="9"/>rdata_o=mem[addr_i];</text:p>
      <text:p text:style-name="P3"><text:s text:c="6"/>end </text:p>
      <text:p text:style-name="P3"><text:s text:c="8"/></text:p>
      <text:p text:style-name="P3"><text:s text:c="8"/>else begin</text:p>
      <text:p text:style-name="P3"><text:s text:c="10"/>ready_o=0;</text:p>
      <text:p text:style-name="P3"><text:s text:c="8"/>end </text:p>
      <text:p text:style-name="P3"><text:s text:c="2"/>end </text:p>
      <text:p text:style-name="P3"><text:s text:c="6"/>endmodule </text:p>
      <text:p text:style-name="P3"/>
      <text:p text:style-name="P3">module tb;</text:p>
      <text:p text:style-name="P3"><text:s text:c="2"/>parameter WIDTH=16;</text:p>
      <text:p text:style-name="P3"><text:soft-page-break/><text:s text:c="2"/>parameter DEPTH=64;</text:p>
      <text:p text:style-name="P3"><text:s text:c="2"/>parameter ADDR_SIZE=$clog2(DEPTH);</text:p>
      <text:p text:style-name="P3"><text:s text:c="2"/></text:p>
      <text:p text:style-name="P3"><text:s text:c="2"/>reg clk_i, rst_i;</text:p>
      <text:p text:style-name="P3"><text:s text:c="2"/>reg[ADDR_SIZE:0] addr_i;</text:p>
      <text:p text:style-name="P3"><text:s text:c="2"/>reg [WIDTH-1:0]wdata_i;</text:p>
      <text:p text:style-name="P3"><text:s text:c="2"/>wire [WIDTH-1:0]rdata_o;</text:p>
      <text:p text:style-name="P3"><text:s text:c="2"/>reg wr_rd_i;</text:p>
      <text:p text:style-name="P3"><text:s text:c="2"/>reg valid_i;</text:p>
      <text:p text:style-name="P3"><text:s text:c="2"/>wire ready_o;</text:p>
      <text:p text:style-name="P3"><text:s text:c="2"/>integer i;</text:p>
      <text:p text:style-name="P3"><text:s text:c="2"/></text:p>
      <text:p text:style-name="P3"><text:s text:c="2"/>memory #(WIDTH,DEPTH,ADDR_SIZE) dut( clk_i, rst_i, wr_rd_i, addr_i, wdata_i, rdata_o, valid_i, ready_o);// parameter overiding from TB</text:p>
      <text:p text:style-name="P3"><text:s text:c="2"/>initial </text:p>
      <text:p text:style-name="P3"><text:s text:c="4"/>begin</text:p>
      <text:p text:style-name="P3"><text:s text:c="6"/>clk_i=0;</text:p>
      <text:p text:style-name="P3"><text:s text:c="6"/>forever #5 clk_i=~clk_i;</text:p>
      <text:p text:style-name="P3"><text:s text:c="4"/>end </text:p>
      <text:p text:style-name="P3"><text:s text:c="2"/></text:p>
      <text:p text:style-name="P3"><text:s text:c="2"/>task reset_mem();</text:p>
      <text:p text:style-name="P3"><text:s text:c="4"/>begin</text:p>
      <text:p text:style-name="P3"><text:s text:c="6"/>rst_i=1; </text:p>
      <text:p text:style-name="P3"><text:s text:c="5"/></text:p>
      <text:p text:style-name="P3"><text:s text:c="6"/>addr_i= 0;</text:p>
      <text:p text:style-name="P3"><text:s text:c="6"/>wdata_i =0; </text:p>
      <text:p text:style-name="P3"><text:s text:c="6"/>wr_rd_i=0;</text:p>
      <text:p text:style-name="P3"><text:s text:c="6"/>valid_i =0;</text:p>
      <text:p text:style-name="P3"><text:s text:c="6"/>@(posedge clk_i);</text:p>
      <text:p text:style-name="P3"><text:s text:c="7"/>rst_i=0;</text:p>
      <text:p text:style-name="P3"><text:s text:c="4"/>end </text:p>
      <text:p text:style-name="P3"><text:s text:c="2"/>endtask </text:p>
      <text:p text:style-name="P3"><text:s text:c="2"/></text:p>
      <text:p text:style-name="P2"><text:s/>// This code won't run as it is for all locations <text:s/></text:p>
      <text:p text:style-name="P2"><text:s text:c="2"/>//for working on specific locations we will provide input argumemts to task </text:p>
      <text:p text:style-name="P5"><text:s text:c="2"/>task write_mem(input[<text:span text:style-name="T9">ADDR_SIZE-</text:span>1:0]start_location, input[<text:span text:style-name="T9">ADDR_SIZE</text:span>-1:0]num_location);// <text:span text:style-name="T2">num_location means number of location i want tom wr/rd </text:span></text:p>
      <text:p text:style-name="P2"><text:s/><text:span text:style-name="T8"><text:s text:c="3"/>begin</text:span></text:p>
      <text:p text:style-name="P3"><text:s text:c="6"/>for(i=start_locat<text:span text:style-name="T6">i</text:span>on;i&lt;start_location+num_location;i++) begin<text:span text:style-name="T2"> // why "start_location+num_location" bcz if i want to write from 10 t0 19 10 will become my start location and if i keep my num_location as 9 for loop wonn't run instead it should be total of both </text:span></text:p>
      <text:p text:style-name="P3"><text:s text:c="8"/>@(posedge clk_i)</text:p>
      <text:p text:style-name="P3"><text:s text:c="8"/>addr_i=i;</text:p>
      <text:p text:style-name="P3"><text:s text:c="8"/>wdata_i=$random;</text:p>
      <text:p text:style-name="P3"><text:soft-page-break/><text:s text:c="8"/>wr_rd_i=1;</text:p>
      <text:p text:style-name="P3"><text:s text:c="8"/>valid_i=1;</text:p>
      <text:p text:style-name="P3"><text:s text:c="8"/>wait (ready_o==1);</text:p>
      <text:p text:style-name="P3"><text:s text:c="6"/>end </text:p>
      <text:p text:style-name="P3"><text:s text:c="6"/></text:p>
      <text:p text:style-name="P3"><text:s text:c="6"/>@(posedge clk_i);</text:p>
      <text:p text:style-name="P3"><text:s text:c="6"/>valid_i=0;</text:p>
      <text:p text:style-name="P3"><text:s text:c="4"/>end</text:p>
      <text:p text:style-name="P3"><text:s text:c="2"/>endtask</text:p>
      <text:p text:style-name="P3"><text:s text:c="2"/></text:p>
      <text:p text:style-name="P4"><text:s text:c="2"/>task read_mem(input[<text:span text:style-name="T9">ADDR_SIZE-</text:span>1:0]start_location, input[<text:span text:style-name="T9">ADDR_SIZE-</text:span>-1:0]num_location);</text:p>
      <text:p text:style-name="P3"><text:s text:c="4"/>begin</text:p>
      <text:p text:style-name="P3"><text:s text:c="6"/>for( i=start_location; i&lt;start_location+num_location; i=i+1) begin</text:p>
      <text:p text:style-name="P3"><text:s text:c="8"/>@(posedge clk_i);</text:p>
      <text:p text:style-name="P3"><text:s text:c="8"/>addr_i=i;</text:p>
      <text:p text:style-name="P3"><text:s text:c="8"/>wr_rd_i=0;</text:p>
      <text:p text:style-name="P3"><text:s text:c="8"/>valid_i=1;</text:p>
      <text:p text:style-name="P3"><text:s text:c="8"/>wait(ready_o==1);</text:p>
      <text:p text:style-name="P3"><text:s text:c="6"/>end</text:p>
      <text:p text:style-name="P3"><text:s text:c="7"/>@(posedge clk_i);</text:p>
      <text:p text:style-name="P3"><text:s text:c="8"/>valid_i=0;</text:p>
      <text:p text:style-name="P3"><text:s text:c="4"/>end </text:p>
      <text:p text:style-name="P3"><text:s text:c="2"/>endtask</text:p>
      <text:p text:style-name="P3"><text:s text:c="2"/></text:p>
      <text:p text:style-name="P3"><text:s text:c="2"/></text:p>
      <text:p text:style-name="P3"><text:s text:c="2"/>initial</text:p>
      <text:p text:style-name="P3"><text:s text:c="4"/>begin</text:p>
      <text:p text:style-name="P3"><text:s text:c="6"/>reset_mem();</text:p>
      <text:p text:style-name="P3"><text:s text:c="6"/>write_mem('h15,1);</text:p>
      <text:p text:style-name="P3"><text:s text:c="6"/>read_mem('h15,1);//<text:span text:style-name="T7">h</text:span><text:span text:style-name="T4">ere by changing 2 argumemt i can define no. Of location i want to write </text:span></text:p>
      <text:p text:style-name="P3"><text:s text:c="4"/>end </text:p>
      <text:p text:style-name="P3"><text:s text:c="2"/></text:p>
      <text:p text:style-name="P3"><text:s text:c="2"/></text:p>
      <text:p text:style-name="P3"><text:s text:c="2"/>initial begin</text:p>
      <text:p text:style-name="P3"><text:s text:c="2"/>$dumpfile("dump.vcd");</text:p>
      <text:p text:style-name="P3"><text:s text:c="2"/>$dumpvars;</text:p>
      <text:p text:style-name="P3"><text:s text:c="2"/>#10000</text:p>
      <text:p text:style-name="P3"><text:s text:c="2"/>$finish;</text:p>
      <text:p text:style-name="P3">end</text:p>
      <text:p text:style-name="P3">endmodule </text:p>
      <text:p text:style-name="P3"/>
      <text:p text:style-name="P3"/>
      <text:p text:style-name="P3"/>
      <text:p text:style-name="P3"><draw:line text:anchor-type="paragraph" draw:z-index="2" draw:name="Shape2_0" draw:style-name="gr1" draw:text-style-name="P12" svg:x1="11.074cm" svg:y1="0.034cm" svg:x2="17.159cm" svg:y2="-0.019cm"><text:p/></draw:line><draw:custom-shape text:anchor-type="paragraph" draw:z-index="0" draw:name="Shape1" draw:style-name="gr2" draw:text-style-name="P14" svg:width="6.086cm" svg:height="6.086cm" svg:x="11.285cm" svg:y="-1.236cm"><text:p text:style-name="P13"><text:span text:style-name="T11">Depth/4 we divided memory into 4 blocks</text:span> </text:p><draw:enhanced-geometry svg:viewBox="0 0 21600 21600" draw:type="rectangle" draw:enhanced-path="M 0 0 L 21600 0 21600 21600 0 21600 0 0 Z N"/></draw:custom-shape><text:soft-page-break/>module tb;</text:p>
      <text:p text:style-name="P3"><text:s text:c="2"/>parameter WIDTH = 16;</text:p>
      <text:p text:style-name="P3"><draw:line text:anchor-type="paragraph" draw:z-index="1" draw:name="Shape2" draw:style-name="gr1" draw:text-style-name="P12" svg:x1="11.074cm" svg:y1="0.416cm" svg:x2="17.159cm" svg:y2="0.363cm"><text:p/></draw:line><text:s text:c="2"/>parameter DEPTH = 64;</text:p>
      <text:p text:style-name="P3"><text:s text:c="2"/>parameter ADDR_SIZE = $clog2(DEPTH);</text:p>
      <text:p text:style-name="P3"/>
      <text:p text:style-name="P3"><draw:line text:anchor-type="paragraph" draw:z-index="3" draw:name="Shape3" draw:style-name="gr1" draw:text-style-name="P12" svg:x1="11.074cm" svg:y1="0.352cm" svg:x2="17.159cm" svg:y2="0.326cm"><text:p/></draw:line><text:s text:c="2"/>reg clk_i, rst_i;</text:p>
      <text:p text:style-name="P3"><text:s text:c="2"/>reg [ADDR_SIZE:0] addr_i;</text:p>
      <text:p text:style-name="P3"><text:s text:c="2"/>reg [WIDTH-1:0] wdata_i;</text:p>
      <text:p text:style-name="P3"><text:s text:c="2"/>wire [WIDTH-1:0] rdata_o;</text:p>
      <text:p text:style-name="P3"><text:s text:c="2"/>reg wr_rd_i;</text:p>
      <text:p text:style-name="P3"><text:s text:c="2"/>reg valid_i;</text:p>
      <text:p text:style-name="P3"><text:s text:c="2"/>wire ready_o;</text:p>
      <text:p text:style-name="P3"><text:s text:c="2"/>integer i;</text:p>
      <text:p text:style-name="P3"/>
      <text:p text:style-name="P3"><text:s text:c="2"/>memory #(WIDTH, DEPTH, ADDR_SIZE) dut (clk_i, rst_i, wr_rd_i, addr_i, wdata_i, rdata_o, valid_i, ready_o);</text:p>
      <text:p text:style-name="P3"/>
      <text:p text:style-name="P3"><text:s text:c="2"/>initial begin</text:p>
      <text:p text:style-name="P3"><text:s text:c="4"/>clk_i = 0;</text:p>
      <text:p text:style-name="P3"><text:s text:c="4"/>forever #5 clk_i = ~clk_i;</text:p>
      <text:p text:style-name="P3"><text:s text:c="2"/>end</text:p>
      <text:p text:style-name="P3"/>
      <text:p text:style-name="P3"><text:s text:c="2"/>task reset_mem();</text:p>
      <text:p text:style-name="P3"><text:s text:c="4"/>begin</text:p>
      <text:p text:style-name="P3"><text:s text:c="6"/>rst_i = 1;</text:p>
      <text:p text:style-name="P3"><text:s text:c="6"/>addr_i = 0;</text:p>
      <text:p text:style-name="P3"><text:s text:c="6"/>wdata_i = 0;</text:p>
      <text:p text:style-name="P3"><text:s text:c="6"/>wr_rd_i = 0;</text:p>
      <text:p text:style-name="P3"><text:s text:c="6"/>valid_i = 0;</text:p>
      <text:p text:style-name="P3"><text:s text:c="6"/>@(posedge clk_i);</text:p>
      <text:p text:style-name="P3"><text:s text:c="6"/>rst_i = 0;</text:p>
      <text:p text:style-name="P3"><text:s text:c="4"/>end</text:p>
      <text:p text:style-name="P3"><text:s text:c="2"/>endtask</text:p>
      <text:p text:style-name="P3"/>
      <text:p text:style-name="P3"><text:s text:c="2"/>task write_mem(input[ADDR_SIZE-1:0]start_location, input[ADDR_SIZE-1:0]num_location);</text:p>
      <text:p text:style-name="P3"><text:s text:c="4"/>begin</text:p>
      <text:p text:style-name="P3"><text:s text:c="4"/>for(i=start_location;i&lt;start_location+num_location;i++) begin </text:p>
      <text:p text:style-name="P3"><text:s text:c="8"/>@(posedge clk_i);</text:p>
      <text:p text:style-name="P3"><text:s text:c="8"/>addr_i = i;</text:p>
      <text:p text:style-name="P3"><text:s text:c="8"/>wdata_i = $random;</text:p>
      <text:p text:style-name="P3"><text:s text:c="8"/>wr_rd_i = 1;</text:p>
      <text:p text:style-name="P3"><text:s text:c="8"/>valid_i = 1;</text:p>
      <text:p text:style-name="P3"><text:s text:c="8"/>wait (ready_o == 1);</text:p>
      <text:p text:style-name="P3"><text:s text:c="6"/>end</text:p>
      <text:p text:style-name="P3"><text:soft-page-break/><text:s text:c="6"/>@(posedge clk_i);</text:p>
      <text:p text:style-name="P3"><text:s text:c="6"/>valid_i = 0;</text:p>
      <text:p text:style-name="P3"><text:s text:c="4"/>end</text:p>
      <text:p text:style-name="P3"><text:s text:c="2"/>endtask</text:p>
      <text:p text:style-name="P3"/>
      <text:p text:style-name="P3"><text:s text:c="2"/>task read_mem(input[ADDR_SIZE-1:0]start_location, input[ADDR_SIZE-1:0]num_location);</text:p>
      <text:p text:style-name="P3"><text:s text:c="4"/>begin</text:p>
      <text:p text:style-name="P3"><text:s text:c="7"/>for(i=start_location;i&lt;start_location+num_location;i++) begin </text:p>
      <text:p text:style-name="P3"><text:s text:c="8"/>@(posedge clk_i);</text:p>
      <text:p text:style-name="P3"><text:s text:c="8"/>addr_i = i;</text:p>
      <text:p text:style-name="P3"><text:s text:c="8"/>wr_rd_i = 0;</text:p>
      <text:p text:style-name="P3"><text:s text:c="8"/>valid_i = 1;</text:p>
      <text:p text:style-name="P3"><text:s text:c="8"/>wait (ready_o == 1);</text:p>
      <text:p text:style-name="P3"><text:s text:c="6"/>end</text:p>
      <text:p text:style-name="P3"><text:s text:c="6"/>@(posedge clk_i);</text:p>
      <text:p text:style-name="P3"><text:s text:c="6"/>valid_i = 0;</text:p>
      <text:p text:style-name="P3"><text:s text:c="4"/>end</text:p>
      <text:p text:style-name="P3"><text:s text:c="2"/>endtask</text:p>
      <text:p text:style-name="P3"/>
      <text:p text:style-name="P3"><text:s text:c="2"/>initial begin</text:p>
      <text:p text:style-name="P3"><text:s text:c="5"/>reset_mem();</text:p>
      <text:p text:style-name="P3"><text:s text:c="4"/><text:span text:style-name="T2"><text:s/>// want to write into first quarter of memory and read from it <text:s text:c="2"/></text:span></text:p>
      <text:p text:style-name="P3"><text:s text:c="5"/>write_mem(0,DEPTH/4);</text:p>
      <text:p text:style-name="P3"><text:s text:c="5"/>read_mem(0,DEPTH/4);</text:p>
      <text:p text:style-name="P3"><text:s/><text:span text:style-name="T2"><text:s text:c="3"/>// want to write into second quarter of memory and read from it <text:s text:c="2"/></text:span></text:p>
      <text:p text:style-name="P3"><text:s text:c="5"/>write_mem(DEPTH/4,DEPTH/4);</text:p>
      <text:p text:style-name="P3"><text:s text:c="4"/>read_mem(DEPTH/4,DEPTH/4);</text:p>
      <text:p text:style-name="P3"><text:s text:c="2"/><text:span text:style-name="T2"><text:s text:c="3"/>// want to write into third quarter of memory and read from it</text:span></text:p>
      <text:p text:style-name="P3"><text:s text:c="4"/>write_mem(DEPTH/2,DEPTH/4);</text:p>
      <text:p text:style-name="P3"><text:s text:c="4"/>read_mem(DEPTH/2,DEPTH/4);</text:p>
      <text:p text:style-name="P2"><text:s text:c="5"/>// want to write into fourth quarter of memory and read from it <text:s/></text:p>
      <text:p text:style-name="P3"><text:s text:c="4"/>write_mem(3*DEPTH/4,DEPTH/4);</text:p>
      <text:p text:style-name="P3"><text:s text:c="5"/>read_mem(3*DEPTH/4,DEPTH/4);</text:p>
      <text:p text:style-name="P3"><text:s text:c="2"/>end</text:p>
      <text:p text:style-name="P3"/>
      <text:p text:style-name="P3"><text:s/>initial begin</text:p>
      <text:p text:style-name="P3"><text:s text:c="2"/>$dumpfile("dump.vcd");</text:p>
      <text:p text:style-name="P3"><text:s text:c="2"/>$dumpvars;</text:p>
      <text:p text:style-name="P3"><text:s text:c="2"/>#10000</text:p>
      <text:p text:style-name="P3"><text:s text:c="2"/>$finish;</text:p>
      <text:p text:style-name="P3">end</text:p>
      <text:p text:style-name="P3"><text:s text:c="2"/></text:p>
      <text:p text:style-name="P3">endmodule </text:p>
      <text:p text:style-name="P3"/>
      <text:p text:style-name="P3"><text:soft-page-break/>// </text:p>
      <text:p text:style-name="P3"><text:s text:c="2"/>task read_mem(input[ADDR_SIZE-1:0]start_location, input[ADDR_SIZE-1:0]num_location);</text:p>
      <text:p text:style-name="P3"><text:s text:c="4"/>begin</text:p>
      <text:p text:style-name="P3"><text:s text:c="7"/>for(i=start_location;i&lt;start_location+num_location;i++) begin </text:p>
      <text:p text:style-name="P3"><text:s text:c="8"/>@(posedge clk_i);</text:p>
      <text:p text:style-name="P3"><text:s text:c="8"/>addr_i = i;</text:p>
      <text:p text:style-name="P3"><text:s text:c="8"/>wr_rd_i = 0;</text:p>
      <text:p text:style-name="P3"><text:s text:c="8"/>valid_i = 1;</text:p>
      <text:p text:style-name="P3"><text:s text:c="8"/>wait (ready_o == 1);</text:p>
      <text:p text:style-name="P3"><text:s text:c="6"/>end</text:p>
      <text:p text:style-name="P3"><text:s text:c="6"/>@(posedge clk_i);</text:p>
      <text:p text:style-name="P3"><text:s text:c="6"/>valid_i = 0;</text:p>
      <text:p text:style-name="P3"><text:s text:c="4"/>end</text:p>
      <text:p text:style-name="P3"><text:s text:c="2"/>endtask</text:p>
      <text:p text:style-name="P2">// when my memory is divided into 8 equal blocks of size depth/8</text:p>
      <text:p text:style-name="P3"><text:s text:c="2"/>initial begin</text:p>
      <text:p text:style-name="P3"><text:s text:c="5"/>reset_mem();</text:p>
      <text:p text:style-name="P3"><text:s text:c="3"/><text:span text:style-name="T2"><text:s text:c="2"/>// want to write into fifth loc <text:s/>of memory and read from it <text:s text:c="2"/></text:span></text:p>
      <text:p text:style-name="P3"><text:s text:c="4"/>write_mem(5*DEPTH/8,DEPTH/8);</text:p>
      <text:p text:style-name="P3"><text:s text:c="4"/>read_mem(5*DEPTH/8,DEPTH/8);</text:p>
      <text:p text:style-name="P3"><text:s text:c="3"/>end</text:p>
      <text:p text:style-name="P3"/>
      <text:p text:style-name="P3"/>
      <text:p text:style-name="P3"><text:s/>initial begin</text:p>
      <text:p text:style-name="P3"><text:s text:c="2"/>$dumpfile("dump.vcd");</text:p>
      <text:p text:style-name="P3"><text:s text:c="2"/>$dumpvars;</text:p>
      <text:p text:style-name="P3"><text:s text:c="2"/>#10000</text:p>
      <text:p text:style-name="P3"><text:s text:c="2"/>$finish;</text:p>
      <text:p text:style-name="P3">end</text:p>
      <text:p text:style-name="P3"/>
      <text:p text:style-name="P3">endmodule </text:p>
      <text:p text:style-name="P3"/>
      <text:p text:style-name="P3"/>
      <text:p text:style-name="P3"/>
      <text:p text:style-name="P2"/>
      <text:p text:style-name="P2">// BACK DOOR ACCESS </text:p>
      <text:p text:style-name="P2">// Done using $readmemh, $writememh </text:p>
      <text:p text:style-name="P2">// do not touch and design ports </text:p>
      <text:p text:style-name="P3">module memory( clk_i, rst_i, wr_rd_i, addr_i, wdata_i, rdata_o, valid_i, ready_o);</text:p>
      <text:p text:style-name="P3"><text:s text:c="2"/></text:p>
      <text:p text:style-name="P3"><text:s text:c="2"/>parameter WIDTH=16;</text:p>
      <text:p text:style-name="P3"><text:s text:c="2"/>parameter DEPTH=64;</text:p>
      <text:p text:style-name="P3"><text:s text:c="2"/>parameter ADDR_SIZE=$clog2(DEPTH);</text:p>
      <text:p text:style-name="P3"><text:s text:c="2"/></text:p>
      <text:p text:style-name="P3"><text:soft-page-break/><text:s text:c="2"/>input clk_i, rst_i;</text:p>
      <text:p text:style-name="P3"><text:s text:c="2"/>input[ADDR_SIZE:0] addr_i;</text:p>
      <text:p text:style-name="P3"><text:s text:c="2"/>input [WIDTH-1:0]wdata_i;</text:p>
      <text:p text:style-name="P3"><text:s text:c="2"/>output reg [WIDTH-1:0]rdata_o;</text:p>
      <text:p text:style-name="P3"><text:s text:c="2"/>input wr_rd_i;</text:p>
      <text:p text:style-name="P3"><text:s text:c="2"/>input valid_i;</text:p>
      <text:p text:style-name="P3"><text:s text:c="2"/>output reg ready_o;</text:p>
      <text:p text:style-name="P3"><text:s text:c="2"/>reg [WIDTH-1:0]mem[DEPTH-1:0];</text:p>
      <text:p text:style-name="P3"/>
      <text:p text:style-name="P3"><text:s text:c="2"/>always@(posedge clk_i) begin</text:p>
      <text:p text:style-name="P3"><text:s text:c="4"/>if(rst_i) begin</text:p>
      <text:p text:style-name="P3"><text:s text:c="6"/>rdata_o&lt;=0;</text:p>
      <text:p text:style-name="P3"><text:s text:c="6"/>ready_o&lt;=0;</text:p>
      <text:p text:style-name="P3"><text:s text:c="4"/></text:p>
      <text:p text:style-name="P3"><text:s text:c="6"/>for( int i=0; i&lt;DEPTH; i++) </text:p>
      <text:p text:style-name="P3"><text:s text:c="8"/>mem[i]=0;</text:p>
      <text:p text:style-name="P3"><text:s text:c="4"/>end </text:p>
      <text:p text:style-name="P3"/>
      <text:p text:style-name="P3"><text:s text:c="6"/>if( valid_i==1) begin </text:p>
      <text:p text:style-name="P3"><text:s text:c="8"/>ready_o=1;</text:p>
      <text:p text:style-name="P3"><text:s text:c="8"/>if (wr_rd_i) </text:p>
      <text:p text:style-name="P3"><text:s text:c="10"/>mem[addr_i]=wdata_i;</text:p>
      <text:p text:style-name="P3"><text:s text:c="7"/>else</text:p>
      <text:p text:style-name="P3"><text:s text:c="9"/>rdata_o=mem[addr_i];</text:p>
      <text:p text:style-name="P3"><text:s text:c="6"/>end </text:p>
      <text:p text:style-name="P3"><text:s text:c="8"/>else begin</text:p>
      <text:p text:style-name="P3"><text:s text:c="10"/>ready_o=0;</text:p>
      <text:p text:style-name="P3"><text:s text:c="8"/>end </text:p>
      <text:p text:style-name="P3"><text:s text:c="2"/>end </text:p>
      <text:p text:style-name="P3"><text:s text:c="6"/>endmodule </text:p>
      <text:p text:style-name="P3"/>
      <text:p text:style-name="P3">module tb;</text:p>
      <text:p text:style-name="P3"><text:s text:c="2"/>parameter WIDTH=16;</text:p>
      <text:p text:style-name="P3"><text:s text:c="2"/>parameter DEPTH=64;</text:p>
      <text:p text:style-name="P3"><text:s text:c="2"/>parameter ADDR_SIZE=$clog2(DEPTH);</text:p>
      <text:p text:style-name="P3"><text:s text:c="2"/></text:p>
      <text:p text:style-name="P3"><text:s text:c="2"/>reg clk_i, rst_i;</text:p>
      <text:p text:style-name="P3"><text:s text:c="2"/>reg[ADDR_SIZE:0] addr_i;</text:p>
      <text:p text:style-name="P3"><text:s text:c="2"/>reg [WIDTH-1:0]wdata_i;</text:p>
      <text:p text:style-name="P3"><text:s text:c="2"/>wire [WIDTH-1:0]rdata_o;</text:p>
      <text:p text:style-name="P3"><text:s text:c="2"/>reg wr_rd_i;</text:p>
      <text:p text:style-name="P3"><text:s text:c="2"/>reg valid_i;</text:p>
      <text:p text:style-name="P3"><text:s text:c="2"/>wire ready_o;</text:p>
      <text:p text:style-name="P3"><text:s text:c="2"/>integer i;</text:p>
      <text:p text:style-name="P3"><text:s text:c="2"/></text:p>
      <text:p text:style-name="P3"><text:soft-page-break/><text:s text:c="2"/>memory #(WIDTH,DEPTH,ADDR_SIZE) dut( clk_i, rst_i, wr_rd_i, addr_i, wdata_i, rdata_o, valid_i, ready_o);</text:p>
      <text:p text:style-name="P3"><text:s text:c="2"/></text:p>
      <text:p text:style-name="P3"><text:s text:c="2"/>initial begin</text:p>
      <text:p text:style-name="P3"><text:s text:c="4"/>clk_i=0;</text:p>
      <text:p text:style-name="P3"><text:s text:c="4"/>forever #5 clk_i=~clk_i;</text:p>
      <text:p text:style-name="P3"><text:s text:c="2"/>end </text:p>
      <text:p text:style-name="P3"><text:s text:c="2"/></text:p>
      <text:p text:style-name="P3"><text:s text:c="2"/>task reset_mem();</text:p>
      <text:p text:style-name="P3"><text:s text:c="4"/>begin</text:p>
      <text:p text:style-name="P3"><text:s text:c="6"/>rst_i=1; </text:p>
      <text:p text:style-name="P3"><text:s text:c="6"/>addr_i=0;</text:p>
      <text:p text:style-name="P3"><text:s text:c="6"/>wdata_i=0; </text:p>
      <text:p text:style-name="P3"><text:s text:c="6"/>wr_rd_i=0;</text:p>
      <text:p text:style-name="P3"><text:s text:c="6"/>valid_i=0;</text:p>
      <text:p text:style-name="P3"><text:s text:c="6"/>@(posedge clk_i);</text:p>
      <text:p text:style-name="P3"><text:s text:c="6"/>rst_i=0;</text:p>
      <text:p text:style-name="P3"><text:s text:c="4"/>end </text:p>
      <text:p text:style-name="P3"><text:s text:c="2"/>endtask </text:p>
      <text:p text:style-name="P3"><text:s text:c="2"/></text:p>
      <text:p text:style-name="P3"><text:s text:c="2"/>task write_membd();// bd indicates backdoor access </text:p>
      <text:p text:style-name="P3"><text:s text:c="4"/>begin</text:p>
      <text:p text:style-name="P3"><text:s text:c="6"/>$readmemh("image.hex",dut.memory);//<text:span text:style-name="T2"> TO CONSTRUCT "image.hex" file make a file consisting of things valid in hexadecimal format its size should be equal to DEPTH of memory </text:span></text:p>
      <text:p text:style-name="P3"><text:s text:c="4"/>end</text:p>
      <text:p text:style-name="P3"><text:s text:c="2"/>endtask</text:p>
      <text:p text:style-name="P3"><text:s text:c="2"/></text:p>
      <text:p text:style-name="P3"><text:s text:c="2"/>task read_membd();</text:p>
      <text:p text:style-name="P3"><text:s text:c="4"/>begin</text:p>
      <text:p text:style-name="P3"><text:s text:c="6"/>$writememh("image.hex",dut.memory);</text:p>
      <text:p text:style-name="P3"><text:s text:c="4"/>end </text:p>
      <text:p text:style-name="P3"><text:s text:c="2"/>endtask</text:p>
      <text:p text:style-name="P3"><text:s text:c="2"/></text:p>
      <text:p text:style-name="P3"><text:s text:c="2"/>initial begin</text:p>
      <text:p text:style-name="P3"><text:s text:c="4"/>reset_mem();</text:p>
      <text:p text:style-name="P3"><text:s text:c="4"/>write_membd();</text:p>
      <text:p text:style-name="P3"><text:s text:c="4"/>read_membd();</text:p>
      <text:p text:style-name="P3"><text:s text:c="2"/>end </text:p>
      <text:p text:style-name="P3"><text:s text:c="2"/></text:p>
      <text:p text:style-name="P3"><text:s text:c="2"/>initial begin</text:p>
      <text:p text:style-name="P3"><text:s text:c="4"/>$dumpfile("dump.vcd");</text:p>
      <text:p text:style-name="P3"><text:s text:c="4"/>$dumpvars;</text:p>
      <text:p text:style-name="P3"><text:s text:c="4"/>#10000</text:p>
      <text:p text:style-name="P3"><text:s text:c="4"/>$finish;</text:p>
      <text:p text:style-name="P3"><text:soft-page-break/><text:s text:c="2"/>end</text:p>
      <text:p text:style-name="P3"><text:s text:c="2"/></text:p>
      <text:p text:style-name="P3">endmodule</text:p>
      <text:p text:style-name="P3"/>
      <text:p text:style-name="P6">``````````````````````````````````````````````````````````````````````````````````````````````````````````````````````````````````````````````````````````````````````````````````````````````````````````````````````````````````</text:p>
      <text:p text:style-name="P6"/>
      <text:p text:style-name="P7">the actual syntax of <text:span text:style-name="T2">readmemh( filename.hex, memory hierarchy , startlocation , endlocation );</text:span></text:p>
      <text:p text:style-name="P7"><text:span text:style-name="T2"/></text:p>
      <text:p text:style-name="P8">/<text:span text:style-name="T2">/by developing arguments into task i can </text:span><text:span text:style-name="T5">put inside startlocation and <text:s/>endlocation into my readmemh</text:span></text:p>
      <text:p text:style-name="P8"/>
      <text:p text:style-name="P8"/>
      <text:p text:style-name="P8"/>
      <text:p text:style-name="P8"><text:s/>task read_mem(input[ADDR_SIZE-1:0]start_location, input[ADDR_SIZE-1:0]num_location);</text:p>
      <text:p text:style-name="P9">begin</text:p>
      <text:p text:style-name="P8"/>
      <text:p text:style-name="P8"/>
      <text:p text:style-name="P11">$writememh("image.hex",dut.memory,<text:span text:style-name="T10">start_location, start_location+num_location-1</text:span>);</text:p>
      <text:p text:style-name="P11"/>
      <text:p text:style-name="P8"/>
      <text:p text:style-name="P8"/>
      <text:p text:style-name="P9">end</text:p>
      <text:p text:style-name="P9">endtask</text:p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29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4T15:00:01.266092085</meta:creation-date>
    <dc:date>2024-12-15T19:30:40.071828451</dc:date>
    <meta:editing-duration>PT23H59M11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2" meta:paragraph-count="450" meta:word-count="1198" meta:character-count="11104" meta:non-whitespace-character-count="8466"/>
  </office:meta>
</office:document-meta>
</file>